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imes New Roman'" style:font-family-asian="'Times New Roman'" style:font-family-complex="'Times New Roman'" fo:background-color="transparent" style:use-window-font-color="true"/>
    </style:style>
    <style:style style:name="T3" style:family="text">
      <style:text-properties fo:font-size="18.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24.00pt" fo:font-weight="bold" fo:font-family="'Times New Roman'" style:font-family-asian="'Times New Roman'" style:font-family-complex="'Times New Roman'" fo:background-color="transparent" style:use-window-font-color="true"/>
    </style:style>
    <style:style style:name="T6" style:family="text">
      <style:text-properties fo:font-size="18.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6.00pt" fo:font-weight="bold" fo:font-family="'Times New Roman'" style:font-family-asian="'Times New Roman'" style:font-family-complex="'Times New Roman'" fo:background-color="transparent" fo:color="#00000a"/>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20.00pt" fo:font-weight="bold" fo:font-family="'Times New Roman'" style:font-family-asian="'Times New Roman'" style:font-family-complex="'Times New Roman'" fo:background-color="transparent" style:use-window-font-color="true"/>
    </style:style>
    <style:style style:name="T155" style:family="text">
      <style:text-properties fo:font-size="16.00pt" fo:font-weight="bold" fo:font-family="'Times New Roman'" style:font-family-asian="'Times New Roman'" style:font-family-complex="'Times New Roman'" fo:background-color="transparent" style:use-window-font-color="true"/>
    </style:style>
    <style:style style:name="T156" style:family="text">
      <style:text-properties fo:font-size="12.00pt" fo:font-weight="normal"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6.00pt" fo:font-weight="bold" fo:font-family="'Times New Roman'" style:font-family-asian="'Times New Roman'" style:font-family-complex="'Times New Roman'"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6.00pt" fo:font-weight="bold" fo:font-family="'Times New Roman'" style:font-family-asian="'Times New Roman'" style:font-family-complex="'Times New Roman'" fo:background-color="transparent" style:use-window-font-color="true"/>
    </style:style>
    <style:style style:name="T162" style:family="text">
      <style:text-properties fo:font-size="14.00pt" fo:font-weight="bold"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4.00pt" fo:font-weight="bold" fo:font-family="'Times New Roman'" style:font-family-asian="'Times New Roman'" style:font-family-complex="'Times New Roman'"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6.00pt" fo:font-weight="bold" fo:font-family="'Times New Roman'" style:font-family-asian="'Times New Roman'" style:font-family-complex="'Times New Roman'" fo:background-color="transparent" style:use-window-font-color="true"/>
    </style:style>
    <style:style style:name="T172" style:family="text">
      <style:text-properties fo:font-size="14.00pt" fo:font-weight="bold" fo:font-family="'Times New Roman'" style:font-family-asian="'Times New Roman'" style:font-family-complex="'Times New Roman'" fo:background-color="transparent" style:use-window-font-color="true"/>
    </style:style>
    <style:style style:name="T173" style:family="text">
      <style:text-properties fo:font-size="11.50pt" fo:font-weight="normal" fo:font-family="'Times New Roman'" style:font-family-asian="'Times New Roman'" style:font-family-complex="'Times New Roman'" fo:background-color="transparent" fo:color="#000000"/>
    </style:style>
    <style:style style:name="T174" style:family="text">
      <style:text-properties fo:font-size="11.5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bold" fo:font-family="'Times New Roman'" style:font-family-asian="'Times New Roman'" style:font-family-complex="'Times New Roman'" fo:background-color="transparent" style:use-window-font-color="true"/>
    </style:style>
    <style:style style:name="T177" style:family="text">
      <style:text-properties fo:font-size="11.50pt" fo:font-weight="normal" fo:font-family="'Times New Roman'" style:font-family-asian="'Times New Roman'" style:font-family-complex="'Times New Roman'"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6.00pt" fo:font-weight="bold" fo:font-family="'Times New Roman'" style:font-family-asian="'Times New Roman'" style:font-family-complex="'Times New Roman'" fo:background-color="transparent" style:use-window-font-color="true"/>
    </style:style>
    <style:style style:name="T180" style:family="text">
      <style:text-properties fo:font-size="14.00pt" fo:font-weight="bold" fo:font-family="'Times New Roman'" style:font-family-asian="'Times New Roman'" style:font-family-complex="'Times New Roman'"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bold"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6.00pt" fo:font-weight="bold"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4.00pt" fo:font-weight="bold" fo:font-family="'Times New Roman'" style:font-family-asian="'Times New Roman'" style:font-family-complex="'Times New Roman'" fo:background-color="transparent" style:use-window-font-color="true"/>
    </style:style>
    <style:style style:name="T193" style:family="text">
      <style:text-properties fo:font-size="12.00pt" fo:font-weight="bold"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2.00pt" fo:font-weight="bold"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bold" fo:font-family="'Times New Roman'" style:font-family-asian="'Times New Roman'" style:font-family-complex="'Times New Roman'"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bold" fo:font-family="'Times New Roman'" style:font-family-asian="'Times New Roman'" style:font-family-complex="'Times New Roman'"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bold" fo:font-family="'Times New Roman'" style:font-family-asian="'Times New Roman'" style:font-family-complex="'Times New Roman'"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bold"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4.00pt" fo:font-weight="bold"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6.00pt" fo:font-weight="bold" fo:font-family="'Times New Roman'" style:font-family-asian="'Times New Roman'" style:font-family-complex="'Times New Roman'"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4.00pt" fo:font-weight="bold" fo:font-family="'Times New Roman'" style:font-family-asian="'Times New Roman'" style:font-family-complex="'Times New Roman'" fo:background-color="transparent" style:use-window-font-color="true"/>
    </style:style>
    <style:style style:name="T234" style:family="text">
      <style:text-properties fo:font-size="12.00pt" fo:font-weight="bold" fo:font-family="'Times New Roman'" style:font-family-asian="'Times New Roman'" style:font-family-complex="'Times New Roman'"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bold" fo:font-family="'Times New Roman'" style:font-family-asian="'Times New Roman'" style:font-family-complex="'Times New Roman'" fo:background-color="transparent" style:use-window-font-color="true"/>
    </style:style>
    <style:style style:name="T237" style:family="text">
      <style:text-properties fo:font-size="12.00pt" fo:font-weight="normal" fo:font-family="'Times New Roman'" style:font-family-asian="'Times New Roman'" style:font-family-complex="'Times New Roman'" fo:background-color="transparent" style:use-window-font-color="true"/>
    </style:style>
    <style:style style:name="T238" style:family="text">
      <style:text-properties fo:font-size="12.00pt" fo:font-weight="bold" fo:font-family="'Times New Roman'" style:font-family-asian="'Times New Roman'" style:font-family-complex="'Times New Roman'"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style:use-window-font-color="true"/>
    </style:style>
    <style:style style:name="T240" style:family="text">
      <style:text-properties fo:font-size="12.00pt" fo:font-weight="bold" fo:font-family="'Times New Roman'" style:font-family-asian="'Times New Roman'" style:font-family-complex="'Times New Roman'"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bold" fo:font-family="'Times New Roman'" style:font-family-asian="'Times New Roman'" style:font-family-complex="'Times New Roman'" fo:background-color="transparent" style:use-window-font-color="true"/>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8.00pt"/>
    </style:style>
    <style:style style:name="P2" style:family="paragraph">
      <style:paragraph-properties fo:line-height="100.00%" fo:text-align="center"/>
    </style:style>
    <style:style style:name="P3" style:family="paragraph">
      <style:paragraph-properties fo:line-height="100.00%" fo:text-align="left" fo:margin-bottom="8.00pt"/>
    </style:style>
    <style:style style:name="P4" style:family="paragraph">
      <style:paragraph-properties fo:line-height="100.00%" fo:text-align="justify" fo:margin-top="12.00pt" fo:margin-bottom="8.00pt"/>
    </style:style>
    <style:style style:name="P5" style:family="paragraph">
      <style:paragraph-properties fo:line-height="100.00%" fo:text-align="justify"/>
    </style:style>
    <style:style style:name="P6" style:family="paragraph">
      <style:paragraph-properties fo:line-height="100.00%" fo:text-align="left" fo:margin-left="0.00pt" fo:text-indent="-5.40pt">
        <style:tab-stops>
          <style:tab-stop style:position="65.70pt"/>
          <style:tab-stop style:position="32896.50pt"/>
          <style:tab-stop style:position="448181.65pt" style:type="right"/>
          <style:tab-stop style:position="0.00pt"/>
        </style:tab-stops>
      </style:paragraph-properties>
    </style:style>
    <style:style style:name="P7" style:family="paragraph">
      <style:paragraph-properties fo:line-height="100.00%" fo:text-align="justify"/>
    </style:style>
    <style:style style:name="P8" style:family="paragraph">
      <style:paragraph-properties fo:line-height="100.00%" fo:text-align="left" fo:margin-left="0.00pt" fo:text-indent="-5.40pt">
        <style:tab-stops>
          <style:tab-stop style:position="65.70pt"/>
          <style:tab-stop style:position="32896.50pt"/>
          <style:tab-stop style:position="448181.65pt" style:type="right"/>
          <style:tab-stop style:position="0.00pt"/>
        </style:tab-stops>
      </style:paragraph-properties>
    </style:style>
    <style:style style:name="P9"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10" style:family="paragraph">
      <style:paragraph-properties fo:line-height="100.00%" fo:text-align="justify"/>
    </style:style>
    <style:style style:name="P11"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12" style:family="paragraph">
      <style:paragraph-properties fo:line-height="100.00%" fo:text-align="justify"/>
    </style:style>
    <style:style style:name="P13"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14" style:family="paragraph">
      <style:paragraph-properties fo:line-height="100.00%" fo:text-align="justify"/>
    </style:style>
    <style:style style:name="P15"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16" style:family="paragraph">
      <style:paragraph-properties fo:line-height="100.00%" fo:text-align="justify"/>
    </style:style>
    <style:style style:name="P17"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18" style:family="paragraph">
      <style:paragraph-properties fo:line-height="100.00%" fo:text-align="justify"/>
    </style:style>
    <style:style style:name="P19"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20" style:family="paragraph">
      <style:paragraph-properties fo:line-height="100.00%" fo:text-align="justify"/>
    </style:style>
    <style:style style:name="P21" style:family="paragraph">
      <style:paragraph-properties fo:line-height="100.00%" fo:text-align="left" fo:margin-left="0.00pt" fo:text-indent="-5.40pt">
        <style:tab-stops>
          <style:tab-stop style:position="65.70pt"/>
          <style:tab-stop style:position="32896.50pt"/>
          <style:tab-stop style:position="448181.65pt" style:type="right"/>
          <style:tab-stop style:position="12.80pt"/>
        </style:tab-stops>
      </style:paragraph-properties>
    </style:style>
    <style:style style:name="P22" style:family="paragraph">
      <style:paragraph-properties fo:line-height="100.00%" fo:text-align="left" fo:margin-top="12.00pt" fo:margin-bottom="8.00pt"/>
    </style:style>
    <style:style style:name="P23" style:family="paragraph">
      <style:paragraph-properties fo:line-height="100.00%" fo:text-align="justify" fo:margin-bottom="5.00pt">
        <style:tab-stops>
          <style:tab-stop style:position="453.60pt" style:type="right" style:leader-style="dotted"/>
        </style:tab-stops>
      </style:paragraph-properties>
    </style:style>
    <style:style style:name="P24" style:family="paragraph">
      <style:paragraph-properties fo:line-height="100.00%" fo:text-align="justify" fo:margin-left="12.00pt" fo:text-indent="0.00pt" fo:margin-bottom="5.00pt">
        <style:tab-stops>
          <style:tab-stop style:position="441.60pt" style:type="right" style:leader-style="dotted"/>
        </style:tab-stops>
      </style:paragraph-properties>
    </style:style>
    <style:style style:name="P25" style:family="paragraph">
      <style:paragraph-properties fo:line-height="100.00%" fo:text-align="justify" fo:margin-bottom="5.00pt">
        <style:tab-stops>
          <style:tab-stop style:position="453.60pt" style:type="right" style:leader-style="dotted"/>
        </style:tab-stops>
      </style:paragraph-properties>
    </style:style>
    <style:style style:name="P26" style:family="paragraph">
      <style:paragraph-properties fo:line-height="100.00%" fo:text-align="justify" fo:margin-left="12.00pt" fo:text-indent="0.00pt" fo:margin-bottom="5.00pt">
        <style:tab-stops>
          <style:tab-stop style:position="441.60pt" style:type="right" style:leader-style="dotted"/>
        </style:tab-stops>
      </style:paragraph-properties>
    </style:style>
    <style:style style:name="P27" style:family="paragraph">
      <style:paragraph-properties fo:line-height="100.00%" fo:text-align="justify" fo:margin-bottom="5.00pt">
        <style:tab-stops>
          <style:tab-stop style:position="453.60pt" style:type="right" style:leader-style="dotted"/>
        </style:tab-stops>
      </style:paragraph-properties>
    </style:style>
    <style:style style:name="P28" style:family="paragraph">
      <style:paragraph-properties fo:line-height="100.00%" fo:text-align="justify" fo:margin-left="12.00pt" fo:text-indent="0.00pt" fo:margin-bottom="5.00pt">
        <style:tab-stops>
          <style:tab-stop style:position="441.60pt" style:type="right" style:leader-style="dotted"/>
        </style:tab-stops>
      </style:paragraph-properties>
    </style:style>
    <style:style style:name="P29" style:family="paragraph">
      <style:paragraph-properties fo:line-height="100.00%" fo:text-align="justify" fo:margin-bottom="5.00pt">
        <style:tab-stops>
          <style:tab-stop style:position="453.60pt" style:type="right" style:leader-style="dotted"/>
        </style:tab-stops>
      </style:paragraph-properties>
    </style:style>
    <style:style style:name="P30" style:family="paragraph">
      <style:paragraph-properties fo:line-height="100.00%" fo:text-align="justify" fo:margin-left="12.00pt" fo:text-indent="0.00pt" fo:margin-bottom="5.00pt">
        <style:tab-stops>
          <style:tab-stop style:position="441.60pt" style:type="right" style:leader-style="dotted"/>
        </style:tab-stops>
      </style:paragraph-properties>
    </style:style>
    <style:style style:name="P31" style:family="paragraph">
      <style:paragraph-properties fo:line-height="100.00%" fo:text-align="justify" fo:margin-bottom="5.00pt">
        <style:tab-stops>
          <style:tab-stop style:position="453.60pt" style:type="right" style:leader-style="dotted"/>
        </style:tab-stops>
      </style:paragraph-properties>
    </style:style>
    <style:style style:name="P32" style:family="paragraph">
      <style:paragraph-properties fo:line-height="100.00%" fo:text-align="justify" fo:margin-left="12.00pt" fo:text-indent="0.00pt" fo:margin-bottom="5.00pt">
        <style:tab-stops>
          <style:tab-stop style:position="441.60pt" style:type="right" style:leader-style="dotted"/>
        </style:tab-stops>
      </style:paragraph-properties>
    </style:style>
    <style:style style:name="P33" style:family="paragraph">
      <style:paragraph-properties fo:line-height="100.00%" fo:text-align="justify"/>
    </style:style>
    <style:style style:name="P34" style:family="paragraph">
      <style:paragraph-properties fo:line-height="100.00%" fo:text-align="left" fo:margin-bottom="8.00pt"/>
    </style:style>
    <style:style style:name="P35" style:family="paragraph">
      <style:paragraph-properties fo:line-height="100.00%" fo:text-align="center" fo:margin-top="12.00pt" fo:margin-bottom="8.00pt"/>
    </style:style>
    <style:style style:name="P36" style:family="paragraph">
      <style:paragraph-properties fo:line-height="100.00%" fo:text-align="justify" fo:margin-top="12.00pt" fo:margin-bottom="8.00pt"/>
    </style:style>
    <style:style style:name="P37" style:family="paragraph">
      <style:paragraph-properties fo:line-height="100.00%" fo:text-align="justify"/>
    </style:style>
    <style:style style:name="P38" style:family="paragraph">
      <style:paragraph-properties fo:line-height="100.00%" fo:text-align="justify" fo:margin-top="12.00pt" fo:margin-bottom="8.00pt"/>
    </style:style>
    <style:style style:name="P39" style:family="paragraph">
      <style:paragraph-properties fo:line-height="100.00%" fo:text-align="justify"/>
    </style:style>
    <style:style style:name="P40" style:family="paragraph">
      <style:paragraph-properties fo:line-height="100.00%" fo:text-align="left" fo:margin-bottom="8.00pt"/>
    </style:style>
    <style:style style:name="P41" style:family="paragraph">
      <style:paragraph-properties fo:line-height="100.00%" fo:text-align="justify" fo:margin-top="12.00pt" fo:margin-bottom="8.00pt"/>
    </style:style>
    <style:style style:name="P42" style:family="paragraph">
      <style:paragraph-properties fo:line-height="100.00%" fo:text-align="justify" fo:margin-top="2.00pt" fo:margin-bottom="8.00pt"/>
    </style:style>
    <style:style style:name="P43" style:family="paragraph">
      <style:paragraph-properties fo:line-height="100.00%" fo:text-align="justify"/>
    </style:style>
    <style:style style:name="P44" style:family="paragraph">
      <style:paragraph-properties fo:line-height="100.00%" fo:text-align="justify" fo:margin-top="2.00pt" fo:margin-bottom="8.00pt"/>
    </style:style>
    <style:style style:name="P45" style:family="paragraph">
      <style:paragraph-properties fo:line-height="100.00%" fo:text-align="justify"/>
    </style:style>
    <style:style style:name="P46" style:family="paragraph">
      <style:paragraph-properties fo:line-height="100.00%" fo:text-align="justify" fo:margin-top="2.00pt" fo:margin-bottom="8.00pt"/>
    </style:style>
    <style:style style:name="P47" style:family="paragraph">
      <style:paragraph-properties fo:line-height="100.00%" fo:text-align="justify"/>
    </style:style>
    <style:style style:name="P48" style:family="paragraph">
      <style:paragraph-properties fo:line-height="100.00%" fo:text-align="left" fo:margin-bottom="8.00pt"/>
    </style:style>
    <style:style style:name="P49" style:family="paragraph">
      <style:paragraph-properties fo:line-height="100.00%" fo:text-align="justify" fo:margin-top="12.00pt" fo:margin-bottom="8.00pt"/>
    </style:style>
    <style:style style:name="P50" style:family="paragraph">
      <style:paragraph-properties fo:line-height="100.00%" fo:text-align="justify" fo:margin-top="2.00pt" fo:margin-bottom="8.00pt"/>
    </style:style>
    <style:style style:name="P51" style:family="paragraph">
      <style:paragraph-properties fo:line-height="100.00%" fo:text-align="left"/>
    </style:style>
    <style:style style:name="P52" style:family="paragraph">
      <style:paragraph-properties fo:line-height="100.00%" fo:text-align="justify"/>
    </style:style>
    <style:style style:name="P53" style:family="paragraph">
      <style:paragraph-properties fo:line-height="100.00%" fo:text-align="justify" fo:margin-top="2.00pt" fo:margin-bottom="8.00pt"/>
    </style:style>
    <style:style style:name="P54" style:family="paragraph">
      <style:paragraph-properties fo:line-height="100.00%" fo:text-align="justify"/>
    </style:style>
    <style:style style:name="P55" style:family="paragraph">
      <style:paragraph-properties fo:line-height="100.00%" fo:text-align="left" fo:margin-bottom="8.00pt"/>
    </style:style>
    <style:style style:name="P56" style:family="paragraph">
      <style:paragraph-properties fo:line-height="100.00%" fo:text-align="justify" fo:margin-top="12.00pt" fo:margin-bottom="8.00pt"/>
    </style:style>
    <style:style style:name="P57" style:family="paragraph">
      <style:paragraph-properties fo:line-height="100.00%" fo:text-align="justify" fo:margin-top="2.00pt" fo:margin-bottom="8.00pt"/>
    </style:style>
    <style:style style:name="P58" style:family="paragraph">
      <style:paragraph-properties fo:line-height="100.00%" fo:text-align="justify"/>
    </style:style>
    <style:style style:name="P59" style:family="paragraph">
      <style:paragraph-properties fo:line-height="100.00%" fo:text-align="justify" fo:margin-top="2.00pt" fo:margin-bottom="8.00pt"/>
    </style:style>
    <style:style style:name="P60" style:family="paragraph">
      <style:paragraph-properties fo:line-height="100.00%" fo:text-align="justify"/>
    </style:style>
    <style:style style:name="P61" style:family="paragraph">
      <style:paragraph-properties fo:line-height="100.00%" fo:text-align="left" fo:margin-bottom="8.00pt"/>
    </style:style>
    <style:style style:name="P62" style:family="paragraph">
      <style:paragraph-properties fo:line-height="100.00%" fo:text-align="justify" fo:margin-top="12.00pt" fo:margin-bottom="8.00pt"/>
    </style:style>
    <style:style style:name="P63" style:family="paragraph">
      <style:paragraph-properties fo:line-height="100.00%" fo:text-align="justify"/>
    </style:style>
    <style:style style:name="P64" style:family="paragraph">
      <style:paragraph-properties fo:line-height="100.00%" fo:text-align="justify" fo:margin-top="2.00pt" fo:margin-bottom="8.00pt"/>
    </style:style>
    <style:style style:name="P65" style:family="paragraph">
      <style:paragraph-properties fo:line-height="100.00%" fo:text-align="justify"/>
    </style:style>
    <text:list-style style:name="L66">
      <text:list-level-style-bullet text:level="1" text:bullet-char="•">
        <style:list-level-properties text:space-before="36.00pt" text:min-label-width="18.00pt"/>
        <style:text-properties fo:font-family="Symbol"/>
      </text:list-level-style-bullet>
    </text:list-style>
    <style:style style:name="P66" style:family="paragraph">
      <style:paragraph-properties fo:line-height="115.00%" fo:text-align="left" fo:margin-left="-18.00pt" fo:text-indent="18.00pt" fo:margin-bottom="10.00pt"/>
    </style:style>
    <style:style style:name="P67" style:family="paragraph">
      <style:paragraph-properties fo:line-height="100.00%" fo:text-align="justify" fo:margin-left="-54.00pt" fo:text-indent="18.00pt"/>
    </style:style>
    <style:style style:name="P68" style:family="paragraph">
      <style:paragraph-properties fo:line-height="100.00%" fo:text-align="justify"/>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00.00%" fo:text-align="justify" fo:margin-left="-18.00pt" fo:text-indent="18.00pt"/>
    </style:style>
    <style:style style:name="P70" style:family="paragraph">
      <style:paragraph-properties fo:line-height="100.00%" fo:text-align="justify"/>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00.00%" fo:text-align="justify" fo:margin-left="-18.00pt" fo:text-indent="18.00pt"/>
    </style:style>
    <style:style style:name="P72" style:family="paragraph">
      <style:paragraph-properties fo:line-height="115.00%" fo:text-align="left" fo:margin-left="36.00pt" fo:text-indent="0.00p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00.00%" fo:text-align="justify" fo:margin-left="-18.00pt" fo:text-indent="18.00pt"/>
    </style:style>
    <style:style style:name="P74" style:family="paragraph">
      <style:paragraph-properties fo:line-height="115.00%" fo:text-align="left" fo:margin-left="18.00pt" fo:text-indent="18.00pt" fo:margin-bottom="10.00pt"/>
    </style:style>
    <style:style style:name="P75" style:family="paragraph">
      <style:paragraph-properties fo:line-height="100.00%" fo:text-align="justify" fo:margin-top="2.00pt" fo:margin-bottom="8.00pt"/>
    </style:style>
    <style:style style:name="P76" style:family="paragraph">
      <style:paragraph-properties fo:line-height="100.00%" fo:text-align="justify"/>
    </style:style>
    <style:style style:name="P77" style:family="paragraph">
      <style:paragraph-properties fo:line-height="115.00%" fo:text-align="left" fo:margin-left="36.00pt" fo:text-indent="0.00pt" fo:margin-bottom="10.00pt"/>
    </style:style>
    <style:style style:name="P78" style:family="paragraph">
      <style:paragraph-properties fo:line-height="105.00%" fo:text-align="left" fo:margin-bottom="8.00pt"/>
    </style:style>
    <style:style style:name="P79" style:family="paragraph">
      <style:paragraph-properties fo:line-height="100.00%" fo:text-align="justify"/>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00.00%" fo:text-align="justify" fo:margin-left="-18.00pt" fo:text-indent="18.00pt"/>
    </style:style>
    <style:style style:name="P81" style:family="paragraph">
      <style:paragraph-properties fo:line-height="100.00%" fo:text-align="justify"/>
    </style:style>
    <text:list-style style:name="L82">
      <text:list-level-style-bullet text:level="1" text:bullet-char="•">
        <style:list-level-properties text:space-before="0.00pt" text:min-label-width="18.00pt"/>
        <style:text-properties fo:font-family="Symbol"/>
      </text:list-level-style-bullet>
    </text:list-style>
    <style:style style:name="P82" style:family="paragraph">
      <style:paragraph-properties fo:line-height="100.00%" fo:text-align="justify" fo:margin-left="-18.00pt" fo:text-indent="18.00pt"/>
    </style:style>
    <style:style style:name="P83" style:family="paragraph">
      <style:paragraph-properties fo:line-height="100.00%" fo:text-align="justify"/>
    </style:style>
    <text:list-style style:name="L84">
      <text:list-level-style-bullet text:level="1" text:bullet-char="•">
        <style:list-level-properties text:space-before="0.00pt" text:min-label-width="18.00pt"/>
        <style:text-properties fo:font-family="Symbol"/>
      </text:list-level-style-bullet>
    </text:list-style>
    <style:style style:name="P84" style:family="paragraph">
      <style:paragraph-properties fo:line-height="100.00%" fo:text-align="justify" fo:margin-left="-18.00pt" fo:text-indent="18.00pt"/>
    </style:style>
    <style:style style:name="P85" style:family="paragraph">
      <style:paragraph-properties fo:line-height="100.00%" fo:text-align="justify"/>
    </style:style>
    <style:style style:name="P86" style:family="paragraph">
      <style:paragraph-properties fo:line-height="100.00%" fo:text-align="justify" fo:margin-top="2.00pt" fo:margin-bottom="8.00pt"/>
    </style:style>
    <style:style style:name="P87" style:family="paragraph">
      <style:paragraph-properties fo:line-height="100.00%" fo:text-align="justify"/>
    </style:style>
    <style:style style:name="P88" style:family="paragraph">
      <style:paragraph-properties fo:line-height="100.00%" fo:text-align="justify" fo:margin-top="2.00pt" fo:margin-bottom="8.00pt"/>
    </style:style>
    <style:style style:name="P89" style:family="paragraph">
      <style:paragraph-properties fo:line-height="100.00%" fo:text-align="justify"/>
    </style:style>
    <style:style style:name="P90" style:family="paragraph">
      <style:paragraph-properties fo:line-height="100.00%" fo:text-align="left" fo:margin-bottom="8.00pt"/>
    </style:style>
    <style:style style:name="P91" style:family="paragraph">
      <style:paragraph-properties fo:line-height="100.00%" fo:text-align="justify" fo:margin-top="12.00pt" fo:margin-bottom="8.00pt"/>
    </style:style>
    <style:style style:name="P92" style:family="paragraph">
      <style:paragraph-properties fo:line-height="100.00%" fo:text-align="justify"/>
    </style:style>
    <style:style style:name="P93" style:family="paragraph">
      <style:paragraph-properties fo:line-height="100.00%" fo:text-align="justify" fo:margin-top="2.00pt" fo:margin-bottom="8.00pt"/>
    </style:style>
    <style:style style:name="P94" style:family="paragraph">
      <style:paragraph-properties fo:line-height="100.00%" fo:text-align="justify"/>
    </style:style>
    <style:style style:name="P95" style:family="paragraph">
      <style:paragraph-properties fo:line-height="100.00%" fo:text-align="justify" fo:margin-top="2.00pt" fo:margin-bottom="8.00pt"/>
    </style:style>
    <style:style style:name="P96" style:family="paragraph">
      <style:paragraph-properties fo:line-height="100.00%" fo:text-align="justify"/>
    </style:style>
    <style:style style:name="P97" style:family="paragraph">
      <style:paragraph-properties fo:line-height="100.00%" fo:text-align="justify" fo:margin-top="2.00pt" fo:margin-bottom="8.00pt"/>
    </style:style>
    <style:style style:name="P98" style:family="paragraph">
      <style:paragraph-properties fo:line-height="100.00%" fo:text-align="justify"/>
    </style:style>
    <style:style style:name="P99" style:family="paragraph">
      <style:paragraph-properties fo:line-height="100.00%" fo:text-align="justify" fo:margin-top="2.00pt" fo:margin-bottom="8.00pt"/>
    </style:style>
    <style:style style:name="P100" style:family="paragraph">
      <style:paragraph-properties fo:line-height="100.00%" fo:text-align="justify"/>
    </style:style>
    <style:style style:name="TableColumn0100" style:family="table-column">
      <style:table-column-properties style:column-width="0.912500in"/>
    </style:style>
    <style:style style:name="TableColumn0101" style:family="table-column">
      <style:table-column-properties style:column-width="0.677778in"/>
    </style:style>
    <style:style style:name="TableColumn0102" style:family="table-column">
      <style:table-column-properties style:column-width="3.129861in"/>
    </style:style>
    <style:style style:name="TableColumn0103" style:family="table-column">
      <style:table-column-properties style:column-width="1.572917in"/>
    </style:style>
    <style:style style:name="Table01" style:family="table">
      <style:table-properties style:width="6.2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5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5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5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6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602"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603"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HitIt</text:span></text:p>
      <text:p text:style-name="P2"><text:span text:style-name="T3">Grupp 10</text:span></text:p>
      <text:p text:style-name="P2"><text:span text:style-name="T4"/></text:p>
      <text:p text:style-name="P2"><text:span text:style-name="T5">Projektplan</text:span></text:p>
      <text:p text:style-name="P2"><text:span text:style-name="T6">V. 1.0</text:span></text:p>
      <text:p text:style-name="P2"><text:span text:style-name="T7">22/03-16</text:span></text:p>
      <text:p text:style-name="P3"><text:span text:style-name="T8"/></text:p>
      <text:p text:style-name="P4"><text:span text:style-name="T9">Dokumenthistorik</text:span></text:p>
      <text:p text:style-name="P5"><text:span text:style-name="T10"/></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7"><text:span text:style-name="T11">Datum</text:span><text:span text:style-name="T12"/></text:p>
          </table:table-cell>
          <table:table-cell table:style-name="TableCell010001">
            <text:p text:style-name="P7"><text:span text:style-name="T13">Version</text:span><text:span text:style-name="T14"/></text:p>
          </table:table-cell>
          <table:table-cell table:style-name="TableCell010002">
            <text:p text:style-name="P7"><text:span text:style-name="T15">Beskrivning</text:span><text:span text:style-name="T16"/></text:p>
          </table:table-cell>
          <table:table-cell table:style-name="TableCell010003">
            <text:p text:style-name="P7"><text:span text:style-name="T17">Författare</text:span><text:span text:style-name="T18"/></text:p>
          </table:table-cell>
        </table:table-row>
        <table:table-row table:style-name="TableRow0101">
          <table:table-cell table:style-name="TableCell010100">
            <text:p text:style-name="P10"><text:span text:style-name="T19">160330</text:span><text:span text:style-name="T20"/></text:p>
          </table:table-cell>
          <table:table-cell table:style-name="TableCell010101">
            <text:p text:style-name="P10"><text:span text:style-name="T21">1.1</text:span><text:span text:style-name="T22"/></text:p>
          </table:table-cell>
          <table:table-cell table:style-name="TableCell010102">
            <text:p text:style-name="P10"><text:span text:style-name="T23">Sprint 2</text:span><text:span text:style-name="T24"/></text:p>
          </table:table-cell>
          <table:table-cell table:style-name="TableCell010103">
            <text:p text:style-name="P10"><text:span text:style-name="T25">Kalle Hovstadius</text:span><text:span text:style-name="T26"/></text:p>
          </table:table-cell>
        </table:table-row>
        <table:table-row table:style-name="TableRow0102">
          <table:table-cell table:style-name="TableCell010200">
            <text:p text:style-name="P12"><text:span text:style-name="T26">160411</text:span></text:p>
          </table:table-cell>
          <table:table-cell table:style-name="TableCell010201">
            <text:p text:style-name="P12"><text:span text:style-name="T26">1.2</text:span></text:p>
          </table:table-cell>
          <table:table-cell table:style-name="TableCell010202">
            <text:p text:style-name="P12"><text:span text:style-name="T26">Sprint 2</text:span></text:p>
          </table:table-cell>
          <table:table-cell table:style-name="TableCell010203">
            <text:p text:style-name="P12"><text:span text:style-name="T26">Mohanned Jaballah</text:span></text:p>
          </table:table-cell>
        </table:table-row>
        <table:table-row table:style-name="TableRow0103">
          <table:table-cell table:style-name="TableCell010300">
            <text:p text:style-name="P14"><text:span text:style-name="T26"/></text:p>
          </table:table-cell>
          <table:table-cell table:style-name="TableCell010301">
            <text:p text:style-name="P14"><text:span text:style-name="T26"/></text:p>
          </table:table-cell>
          <table:table-cell table:style-name="TableCell010302">
            <text:p text:style-name="P14"><text:span text:style-name="T26"/></text:p>
          </table:table-cell>
          <table:table-cell table:style-name="TableCell010303">
            <text:p text:style-name="P14"><text:span text:style-name="T26"/></text:p>
          </table:table-cell>
        </table:table-row>
        <table:table-row table:style-name="TableRow0104">
          <table:table-cell table:style-name="TableCell010400">
            <text:p text:style-name="P16"><text:span text:style-name="T26"/></text:p>
          </table:table-cell>
          <table:table-cell table:style-name="TableCell010401">
            <text:p text:style-name="P16"><text:span text:style-name="T26"/></text:p>
          </table:table-cell>
          <table:table-cell table:style-name="TableCell010402">
            <text:p text:style-name="P16"><text:span text:style-name="T26"/></text:p>
          </table:table-cell>
          <table:table-cell table:style-name="TableCell010403">
            <text:p text:style-name="P16"><text:span text:style-name="T26"/></text:p>
          </table:table-cell>
        </table:table-row>
        <table:table-row table:style-name="TableRow0105">
          <table:table-cell table:style-name="TableCell010500">
            <text:p text:style-name="P18"><text:span text:style-name="T26"/></text:p>
          </table:table-cell>
          <table:table-cell table:style-name="TableCell010501">
            <text:p text:style-name="P18"><text:span text:style-name="T26"/></text:p>
          </table:table-cell>
          <table:table-cell table:style-name="TableCell010502">
            <text:p text:style-name="P18"><text:span text:style-name="T26"/></text:p>
          </table:table-cell>
          <table:table-cell table:style-name="TableCell010503">
            <text:p text:style-name="P18"><text:span text:style-name="T26"/></text:p>
          </table:table-cell>
        </table:table-row>
        <table:table-row table:style-name="TableRow0106">
          <table:table-cell table:style-name="TableCell010600">
            <text:p text:style-name="P20"><text:span text:style-name="T26"/></text:p>
          </table:table-cell>
          <table:table-cell table:style-name="TableCell010601">
            <text:p text:style-name="P20"><text:span text:style-name="T26"/></text:p>
          </table:table-cell>
          <table:table-cell table:style-name="TableCell010602">
            <text:p text:style-name="P20"><text:span text:style-name="T26"/></text:p>
          </table:table-cell>
          <table:table-cell table:style-name="TableCell010603">
            <text:p text:style-name="P20"><text:span text:style-name="T26"/></text:p>
          </table:table-cell>
        </table:table-row>
      </table:table>
      <text:p text:style-name="P22"><text:span text:style-name="T27">Innehåll</text:span></text:p>
      <text:p text:style-name="P23"><text:a xlink:href="#__RefHeading__561_2073810432"><text:span text:style-name="T29">Dokumenthistorik</text:span></text:a><text:span text:style-name="T30"><text:tab/></text:span><text:a xlink:href="#__RefHeading__561_2073810432"><text:span text:style-name="T32">2</text:span></text:a><text:span text:style-name="T33"/></text:p>
      <text:p text:style-name="P23"><text:a xlink:href="#__RefHeading__563_2073810432"><text:span text:style-name="T35">Projektplan</text:span></text:a><text:span text:style-name="T36"><text:tab/></text:span><text:a xlink:href="#__RefHeading__563_2073810432"><text:span text:style-name="T38">4</text:span></text:a><text:span text:style-name="T39"/></text:p>
      <text:p text:style-name="P23"><text:a xlink:href="#__RefHeading__565_2073810432"><text:span text:style-name="T41">Syfte</text:span></text:a><text:span text:style-name="T42"><text:tab/></text:span><text:a xlink:href="#__RefHeading__565_2073810432"><text:span text:style-name="T44">4</text:span></text:a><text:span text:style-name="T45"/></text:p>
      <text:p text:style-name="P23"><text:a xlink:href="#__RefHeading__567_2073810432"><text:span text:style-name="T47">Ordlista</text:span></text:a><text:span text:style-name="T48"><text:tab/></text:span><text:a xlink:href="#__RefHeading__567_2073810432"><text:span text:style-name="T50">4</text:span></text:a><text:span text:style-name="T51"/></text:p>
      <text:p text:style-name="P23"><text:a xlink:href="#__RefHeading__569_2073810432"><text:span text:style-name="T53">Referenser</text:span></text:a><text:span text:style-name="T54"><text:tab/></text:span><text:a xlink:href="#__RefHeading__569_2073810432"><text:span text:style-name="T56">4</text:span></text:a><text:span text:style-name="T57"/></text:p>
      <text:p text:style-name="P23"><text:a xlink:href="#__RefHeading__571_2073810432"><text:span text:style-name="T59">Översikt av projekt</text:span></text:a><text:span text:style-name="T60"><text:tab/></text:span><text:a xlink:href="#__RefHeading__571_2073810432"><text:span text:style-name="T62">5</text:span></text:a><text:span text:style-name="T63"/></text:p>
      <text:p text:style-name="P24"><text:a xlink:href="#__RefHeading__573_2073810432"><text:span text:style-name="T65">Syfte</text:span></text:a><text:span text:style-name="T66"><text:tab/></text:span><text:a xlink:href="#__RefHeading__573_2073810432"><text:span text:style-name="T68">5</text:span></text:a><text:span text:style-name="T69"/></text:p>
      <text:p text:style-name="P24"><text:a xlink:href="#__RefHeading__575_2073810432"><text:span text:style-name="T71">Omfattning</text:span></text:a><text:span text:style-name="T72"><text:tab/></text:span><text:a xlink:href="#__RefHeading__575_2073810432"><text:span text:style-name="T74">5</text:span></text:a><text:span text:style-name="T75"/></text:p>
      <text:p text:style-name="P24"><text:a xlink:href="#__RefHeading__577_2073810432"><text:span text:style-name="T77">Mål</text:span></text:a><text:span text:style-name="T78"><text:tab/></text:span><text:a xlink:href="#__RefHeading__577_2073810432"><text:span text:style-name="T80">5</text:span></text:a><text:span text:style-name="T81"/></text:p>
      <text:p text:style-name="P25"><text:a xlink:href="#__RefHeading__579_2073810432"><text:span text:style-name="T83">Produkt</text:span></text:a><text:span text:style-name="T84"><text:tab/></text:span><text:a xlink:href="#__RefHeading__579_2073810432"><text:span text:style-name="T86">6</text:span></text:a><text:span text:style-name="T87"/></text:p>
      <text:p text:style-name="P26"><text:a xlink:href="#__RefHeading__581_2073810432"><text:span text:style-name="T89">Produktbeskrivning</text:span></text:a><text:span text:style-name="T90"><text:tab/></text:span><text:a xlink:href="#__RefHeading__581_2073810432"><text:span text:style-name="T92">6</text:span></text:a><text:span text:style-name="T93"/></text:p>
      <text:p text:style-name="P26"><text:a xlink:href="#__RefHeading__583_2073810432"><text:span text:style-name="T95">Målgrupp</text:span></text:a><text:span text:style-name="T96"><text:tab/></text:span><text:a xlink:href="#__RefHeading__583_2073810432"><text:span text:style-name="T98">6</text:span></text:a><text:span text:style-name="T99"/></text:p>
      <text:p text:style-name="P27"><text:a xlink:href="#__RefHeading__585_2073810432"><text:span text:style-name="T101">Process</text:span></text:a><text:span text:style-name="T102"><text:tab/></text:span><text:a xlink:href="#__RefHeading__585_2073810432"><text:span text:style-name="T104">7</text:span></text:a><text:span text:style-name="T105"/></text:p>
      <text:p text:style-name="P28"><text:a xlink:href="#__RefHeading__587_2073810432"><text:span text:style-name="T107">Utvecklingsprocess</text:span></text:a><text:span text:style-name="T108"><text:tab/></text:span><text:a xlink:href="#__RefHeading__587_2073810432"><text:span text:style-name="T110">7</text:span></text:a><text:span text:style-name="T111"/></text:p>
      <text:p text:style-name="P28"><text:a xlink:href="#__RefHeading__589_2073810432"><text:span text:style-name="T113">Bemanning och ansvarsområden</text:span></text:a><text:span text:style-name="T114"><text:tab/></text:span><text:a xlink:href="#__RefHeading__589_2073810432"><text:span text:style-name="T116">7</text:span></text:a><text:span text:style-name="T117"/></text:p>
      <text:p text:style-name="P29"><text:a xlink:href="#__RefHeading__591_2073810432"><text:span text:style-name="T119">Planering</text:span></text:a><text:span text:style-name="T120"><text:tab/></text:span><text:a xlink:href="#__RefHeading__591_2073810432"><text:span text:style-name="T122">8</text:span></text:a><text:span text:style-name="T123"/></text:p>
      <text:p text:style-name="P30"><text:a xlink:href="#__RefHeading__593_2073810432"><text:span text:style-name="T125">Grovplan</text:span></text:a><text:span text:style-name="T126"><text:tab/></text:span><text:a xlink:href="#__RefHeading__593_2073810432"><text:span text:style-name="T128">8</text:span></text:a><text:span text:style-name="T129"/></text:p>
      <text:p text:style-name="P30"><text:a xlink:href="#__RefHeading__595_2073810432"><text:span text:style-name="T131">Milstolpar</text:span></text:a><text:span text:style-name="T132"><text:tab/></text:span><text:a xlink:href="#__RefHeading__595_2073810432"><text:span text:style-name="T134">9</text:span></text:a><text:span text:style-name="T135"/></text:p>
      <text:p text:style-name="P30"><text:a xlink:href="#__RefHeading__597_2073810432"><text:span text:style-name="T137">Gantt-schema</text:span></text:a><text:span text:style-name="T138"><text:tab/></text:span><text:a xlink:href="#__RefHeading__597_2073810432"><text:span text:style-name="T140">9</text:span></text:a><text:span text:style-name="T141"/></text:p>
      <text:p text:style-name="P31"><text:a xlink:href="#__RefHeading__599_2073810432"><text:span text:style-name="T143">Riskanalys</text:span></text:a><text:span text:style-name="T144"><text:tab/></text:span><text:a xlink:href="#__RefHeading__599_2073810432"><text:span text:style-name="T146">10</text:span></text:a><text:span text:style-name="T147"/></text:p>
      <text:p text:style-name="P32"><text:a xlink:href="#__RefHeading__601_2073810432"><text:span text:style-name="T149">Identifierade risker</text:span></text:a><text:span text:style-name="T150"><text:tab/></text:span><text:a xlink:href="#__RefHeading__601_2073810432"><text:span text:style-name="T152">10</text:span></text:a><text:span text:style-name="T153"/></text:p>
      <text:p text:style-name="P33"><text:span text:style-name="T153"/></text:p>
      <text:p text:style-name="P34"><text:span text:style-name="T153"/></text:p>
      <text:p text:style-name="P35"><text:span text:style-name="T154">Projektplan</text:span></text:p>
      <text:p text:style-name="P36"><text:span text:style-name="T155">Syfte</text:span></text:p>
      <text:p text:style-name="P37"><text:span text:style-name="T156">Syftet med det här dokumentet är att skapa ordning i projektet. Hur vi kommer att lägga upp arbetet samt när olika uppgifter skall göras. Projektplanen är till för att lättare hålla koll på vad som ska göras och när detta ska ske. De olika arbetsuppgifterna kommer inte att tas upp i detalj i detta dokument.</text:span></text:p>
      <text:p text:style-name="P37"><text:span text:style-name="T157"/></text:p>
      <text:p text:style-name="P38"><text:span text:style-name="T158">Ordlista</text:span></text:p>
      <text:p text:style-name="P39"><text:span text:style-name="T159">Collaboration<text:tab/>Ett ord som vi använder för musiksammarbeten.</text:span></text:p>
      <text:p text:style-name="P40"><text:span text:style-name="T160"/></text:p>
      <text:p text:style-name="P41"><text:span text:style-name="T161">Översikt av projekt</text:span></text:p>
      <text:p text:style-name="P42"><text:span text:style-name="T162">Syfte</text:span></text:p>
      <text:p text:style-name="P43"><text:span text:style-name="T163">Syftet med projektet är att skapa ett webbprogram för musiker som gör det smidigt att samarbeta och skapa musik tillsammans.</text:span></text:p>
      <text:p text:style-name="P43"><text:span text:style-name="T164"/></text:p>
      <text:p text:style-name="P44"><text:span text:style-name="T165">Omfattning</text:span></text:p>
      <text:p text:style-name="P45"><text:span text:style-name="T166">Det vi skulle fokusera på i projektet är själva aspektet av sammarbetandet. Man skulle kunna hitta folk att jobba med utan bekymmer. Man skulle också kunna hitta sig lätt in "kollaborationerna".</text:span></text:p>
      <text:p text:style-name="P45"><text:span text:style-name="T166">Det som inte skulle göras är att visa hur många personer är online och inte få tag i privat information om man inte tillåter det.</text:span></text:p>
      <text:p text:style-name="P45"><text:span text:style-name="T166"/></text:p>
      <text:p text:style-name="P45"><text:span text:style-name="T167"/></text:p>
      <text:p text:style-name="P46"><text:span text:style-name="T168">Mål</text:span></text:p>
      <text:p text:style-name="P47"><text:span text:style-name="T169">Målet är att skapa en användarvänlig tjänst som inspirerar musiker till samarbete vart man än befinner sig i världen. Man ska kunna skapa profil med mailbox, skicka filer och ta emot filer, forum, Collaborations.</text:span></text:p>
      <text:p text:style-name="P48"><text:span text:style-name="T170"/></text:p>
      <text:p text:style-name="P49"><text:span text:style-name="T171">Produkt</text:span></text:p>
      <text:p text:style-name="P50"><text:span text:style-name="T172">Produktbeskrivning</text:span></text:p>
      <text:p text:style-name="P51"><text:span text:style-name="T173">Ett socialt nätverk på webben för musiker så att det blir lättare att mötas, spela in, arbeta och spela tillsammans. Den innovativa delen är ett sökverktyg som tillåter personer att hitta andra musiker baserat på instrument, genre, sång, erfarenhet, plats, mm.</text:span></text:p>
      <text:p text:style-name="P52"><text:span text:style-name="T174">När man skapar sin profil ombeds man att fylla in en hel del uppgifter som sedan är sökbara av andra användare. Huvudsyftet är att lättare möta andra musiker och skapa musik tillsammans genom att kunna dela ljudfiler mellan varandra, men också kunna göra reklam för sig själv.</text:span></text:p>
      <text:p text:style-name="P52"><text:span text:style-name="T175"/></text:p>
      <text:p text:style-name="P53"><text:span text:style-name="T176">Målgrupp</text:span></text:p>
      <text:p text:style-name="P54"><text:span text:style-name="T177">Vår målgrupp är musiker med olika talanger över hela världen som är intresserade av att samarbeta, diskutera, skapa och spela in musik tillsammans. Mönsteranvändaren har egen inspelningsutrustning då programmet underlättaratt skicka filer men det är inget krav. Det är tänkt att åldersgränsen ska vara 16 år och äldre. I princip så går det att samarbeta över alla åldersgrupper, det är nivån på spelandet eller sångrösten som sätter större gränser. Vid 16 års ålder är man generellt mer mogen att kunna samarbeta. Användarna beslutar själva vem man väljer att samarbeta med. Musikskolor, musikpedagoger, radio/tv, orkestrar, band, klubbar, musikaffärer är lämpliga ställen att rikta sin marknadsföring emot.</text:span></text:p>
      <text:p text:style-name="P55"><text:span text:style-name="T178"/></text:p>
      <text:p text:style-name="P56"><text:span text:style-name="T179">Process</text:span></text:p>
      <text:p text:style-name="P57"><text:span text:style-name="T180">Utvecklingsprocess</text:span></text:p>
      <text:p text:style-name="P58"><text:span text:style-name="T181">Vi kommer att använda en agil utvecklingsprocess där vi kommer att uppdatera och implementera krav allt eftersom projektet fortskrider. Vi diskuterar fram i grupp hur vi tänker utföra dem därefter delar vi upp arbetsuppgifter så att processen blir så smidig som möjligt. Detta gäller samtliga aktiviteter såsom kravinsamling, kravanalys, design av arkitektur och kod samt grafisk design och användargränssnitt, hur implementering sker och hur produkten testas och valideras. När vi programmerar så kommer detta ske i par. Mötena kommer att ha informell karaktär för att skapa en så avslappnad arbetsmiljö som möjligt.</text:span></text:p>
      <text:p text:style-name="P59"><text:span text:style-name="T182"/></text:p>
      <text:p text:style-name="P59"><text:span text:style-name="T183">Bemanning och ansvarsområden</text:span></text:p>
      <text:p text:style-name="P60"><text:span text:style-name="T184">Dela upp arbetet/ individuell fördjupning så att alla vet vad man ska göra till exempel vem som ska lära sig vad. Vi ska lära oss Html, CSS, Javascript, databashantering och bildredigeringsprogram. </text:span></text:p>
      <text:p text:style-name="P60"><text:span text:style-name="T185"/></text:p>
      <text:p text:style-name="P60"><text:span text:style-name="T186">Shervin Mansouri: C#, designintresserad, logotyp, HTML,CSS, JavaScript</text:span></text:p>
      <text:p text:style-name="P60"><text:span text:style-name="T186">Maximilian Törn Almö: C#, HTML,CSS, JavaScript</text:span></text:p>
      <text:p text:style-name="P60"><text:span text:style-name="T186">Kalle Hovstadius: C#, HTML,CSS, JavaScript</text:span></text:p>
      <text:p text:style-name="P60"><text:span text:style-name="T186">Mohanned Jaballah: C#, HTML,CSS, JavaScript</text:span></text:p>
      <text:p text:style-name="P60"><text:span text:style-name="T187"/></text:p>
      <text:p text:style-name="P60"><text:span text:style-name="T187"/></text:p>
      <text:p text:style-name="P61"><text:span text:style-name="T187"/></text:p>
      <text:p text:style-name="P62"><text:span text:style-name="T188">Planering</text:span></text:p>
      <text:p text:style-name="P63"><text:span text:style-name="T189"/></text:p>
      <text:p text:style-name="P63"><text:span text:style-name="T190">Vi kommer att ha 240 timmar var att arbeta på projektet. Varje vecka loggar vi hur mycket tid vi lägger på olika arbetsuppgifter och har därför god koll på hur mycket tid vi kommer att spendera totalt sätt. Då det här projektet innebär att sätta sig in i mycket som är nytt för många i gruppen så kan det vara svårt att på förhand bedöma exakt hur mycket tid som kommer att gå åt. Vi har tydliga mål med vad vi vill uppnå vilket kan underlätta för att planera projektet.</text:span></text:p>
      <text:p text:style-name="P63"><text:span text:style-name="T191"/></text:p>
      <text:p text:style-name="P64"><text:span text:style-name="T191"/></text:p>
      <text:p text:style-name="P64"><text:span text:style-name="T192">Grovplan</text:span></text:p>
      <text:p text:style-name="P64"><text:span text:style-name="T193">Vecka 1</text:span></text:p>
      <text:p text:style-name="P65"><text:span text:style-name="T194">Aktiviteter</text:span></text:p>
      <text:list text:style-name="L66">
        <text:list-item>
          <text:p text:style-name="P66"><text:span text:style-name="T194">Socialt kontrakt 8 timmar:<text:s/></text:span><text:span text:style-name="T195">Vi ska skapa ett socialt kontrakt.</text:span></text:p>
        </text:list-item>
        <text:list-item>
          <text:p text:style-name="P67"><text:span text:style-name="T196">Kravdokument 10 timmar: Vi ska skapa ett kravdokument.</text:span></text:p>
        </text:list-item>
      </text:list>
      <text:p text:style-name="P68"><text:span text:style-name="T197"/></text:p>
      <text:list text:style-name="L69">
        <text:list-item>
          <text:p text:style-name="P69"><text:span text:style-name="T198">Design 10 timmar: Bestämma vilken design och färger vi vill använda på vår webbsida.</text:span></text:p>
        </text:list-item>
        <text:list-item>
          <text:p text:style-name="P69"><text:span text:style-name="T198">Program 4 timmar: Bestämma i vilka program vi ska jobba.</text:span></text:p>
        </text:list-item>
      </text:list>
      <text:p text:style-name="P70"><text:span text:style-name="T199"/></text:p>
      <text:list text:style-name="L71">
        <text:list-item>
          <text:p text:style-name="P71"><text:span text:style-name="T200">Demo 10 timmar: Demo implementation<text:s/></text:span><text:span text:style-name="T201">–</text:span><text:span text:style-name="T202"><text:s/>hemsida med logga och en<text:s/></text:span><text:span text:style-name="T203">”</text:span><text:span text:style-name="T204">about us</text:span><text:span text:style-name="T205">”</text:span><text:span text:style-name="T206"><text:s/>sida.</text:span></text:p>
        </text:list-item>
      </text:list>
      <text:p text:style-name="P72"><text:span text:style-name="T207"/></text:p>
      <text:list text:style-name="L73">
        <text:list-item>
          <text:p text:style-name="P73"><text:span text:style-name="T208">Designdokument &lt;x&gt; timmar: &lt;beskrivning av aktivitet&gt;</text:span></text:p>
        </text:list-item>
        <text:list-item>
          <text:p text:style-name="P73"><text:span text:style-name="T208">Testdokument<text:s text:c="2"/>&lt;x&gt; timmar: kolla att kraven är implementerade</text:span></text:p>
        </text:list-item>
        <text:list-item>
          <text:p text:style-name="P74"><text:span text:style-name="T208">&lt;Namn på aktivitet&gt; &lt;x&gt; timmar: &lt;beskrivning av aktivitet&gt;</text:span></text:p>
        </text:list-item>
      </text:list>
      <text:p text:style-name="P75"><text:span text:style-name="T209">Vecka 2</text:span></text:p>
      <text:p text:style-name="P76"><text:span text:style-name="T210">Aktiviteter</text:span></text:p>
      <text:p text:style-name="P76"><text:span text:style-name="T210">Arbetsuppgifter 4 timmar: Dela upp arbetsuppgifter: Vilka sidor vi ska jobba med individuellt.</text:span></text:p>
      <text:p text:style-name="P77"><text:span text:style-name="T211"/></text:p>
      <text:p text:style-name="P78"><text:span text:style-name="T212">Vecka 4</text:span></text:p>
      <text:p text:style-name="P78"><text:span text:style-name="T213">Bestämma vem som gör vilka sidor, utseende(färgskala tema) länkar på sidor.</text:span></text:p>
      <text:p text:style-name="P78"><text:span text:style-name="T213">Design (uppbyggnad av programmet)</text:span></text:p>
      <text:p text:style-name="P78"><text:span text:style-name="T213">Uppdatera ganttschemat </text:span></text:p>
      <text:p text:style-name="P78"><text:span text:style-name="T213">Ta åt sig av kritik<text:s/></text:span><text:span text:style-name="T214">–</text:span><text:span text:style-name="T215"><text:s/>uppdatera dokument</text:span></text:p>
      <text:p text:style-name="P78"><text:span text:style-name="T216">Fördjupning ASP.NET</text:span></text:p>
      <text:p text:style-name="P78"><text:span text:style-name="T217"/></text:p>
      <text:p text:style-name="P79"><text:span text:style-name="T218">Vecka 6</text:span></text:p>
      <text:list text:style-name="L80">
        <text:list-item>
          <text:p text:style-name="P80"><text:span text:style-name="T219">Designdokument &lt;x&gt; timmar: &lt;beskrivning av aktivitet&gt;</text:span></text:p>
        </text:list-item>
        <text:list-item>
          <text:p text:style-name="P80"><text:span text:style-name="T219">Testdokument &lt;x&gt; timmar: kolla att kraven är implementerade</text:span></text:p>
        </text:list-item>
        <text:list-item>
          <text:p text:style-name="P80"><text:span text:style-name="T219">Testrapport x timmar</text:span></text:p>
        </text:list-item>
        <text:list-item>
          <text:p text:style-name="P80"><text:span text:style-name="T219">Kod &lt;x&gt; timmar: Delmängd av kod ska vara uppfyllda</text:span></text:p>
        </text:list-item>
      </text:list>
      <text:p text:style-name="P81"><text:span text:style-name="T220"/></text:p>
      <text:p text:style-name="P81"><text:span text:style-name="T220"/></text:p>
      <text:p text:style-name="P81"><text:span text:style-name="T221">Vecka 9-10</text:span></text:p>
      <text:list text:style-name="L82">
        <text:list-item>
          <text:p text:style-name="P82"><text:span text:style-name="T222">Version 1 klar</text:span></text:p>
        </text:list-item>
      </text:list>
      <text:p text:style-name="P83"><text:span text:style-name="T223"/></text:p>
      <text:p text:style-name="P83"><text:span text:style-name="T223"/></text:p>
      <text:p text:style-name="P83"><text:span text:style-name="T224">Vecka 12</text:span></text:p>
      <text:p text:style-name="P83"><text:span text:style-name="T225"/></text:p>
      <text:list text:style-name="L84">
        <text:list-item>
          <text:p text:style-name="P84"><text:span text:style-name="T226">Slutversion ska vara klar</text:span></text:p>
        </text:list-item>
      </text:list>
      <text:p text:style-name="P85"><text:span text:style-name="T227"/></text:p>
      <text:p text:style-name="P86"><text:span text:style-name="T227"/></text:p>
      <text:p text:style-name="P87"><text:span text:style-name="T227"/></text:p>
      <text:p text:style-name="P87"><text:span text:style-name="T227"/></text:p>
      <text:p text:style-name="P88"><text:span text:style-name="T228">Gantt-schema (Milstolpar)</text:span></text:p>
      <text:p text:style-name="P89"><text:span text:style-name="T229"/></text:p>
      <text:p text:style-name="P89"><text:span text:style-name="T229"/></text:p>
      <text:p text:style-name="P90"><text:span text:style-name="T229"/></text:p>
      <text:p text:style-name="P91"><text:span text:style-name="T230">Riskanalys</text:span></text:p>
      <text:p text:style-name="P92"><text:span text:style-name="T231"/></text:p>
      <text:p text:style-name="P92"><text:span text:style-name="T232"/></text:p>
      <text:p text:style-name="P93"><text:span text:style-name="T233">Identifierade risker</text:span></text:p>
      <text:p text:style-name="P93"><text:span text:style-name="T234">Feltolkning</text:span></text:p>
      <text:p text:style-name="P94"><text:span text:style-name="T235">Att krav kan tolkas på olika sätt</text:span></text:p>
      <text:p text:style-name="P94"><text:span text:style-name="T235">Sannolikhet: 50%? Hur i helvete ska vi kunna veta det!</text:span></text:p>
      <text:p text:style-name="P94"><text:span text:style-name="T235">Konsekvens: Att ett krav inte får den implementationen som det varv tänkt från början&gt;</text:span></text:p>
      <text:p text:style-name="P94"><text:span text:style-name="T235">Handlingsplan: Skriva tydliga krav och säkerställa att alla förstår.</text:span></text:p>
      <text:p text:style-name="P95"><text:span text:style-name="T236">Sjukdom</text:span></text:p>
      <text:p text:style-name="P96"><text:span text:style-name="T237">Att bli sjuk under en längre period.</text:span></text:p>
      <text:p text:style-name="P96"><text:span text:style-name="T237">Sannolikhet: 5% Om influensan kommer sent det här året.</text:span></text:p>
      <text:p text:style-name="P96"><text:span text:style-name="T237">Konsekvens : Hög arbetsbelastning på övriga i gruppen</text:span></text:p>
      <text:p text:style-name="P96"><text:span text:style-name="T237">Handlingsplan: Hålla sig frisk.</text:span></text:p>
      <text:p text:style-name="P97"><text:span text:style-name="T238">Kunskaper</text:span></text:p>
      <text:p text:style-name="P98"><text:span text:style-name="T239">Otillräckliga kunskaper för att utföra ett visst arbete</text:span></text:p>
      <text:p text:style-name="P98"><text:span text:style-name="T239">Sannolikhet: 30% Det finns mycket i vårt projekt vi måste lära oss.</text:span></text:p>
      <text:p text:style-name="P98"><text:span text:style-name="T239">Konsekvens: Arbetsuppgifter blir inte gjorda eller inte tillräckligt bra.</text:span></text:p>
      <text:p text:style-name="P98"><text:span text:style-name="T239">Handlingsplan: Se till att skaffa sig tillräckliga kunskaper.</text:span></text:p>
      <text:p text:style-name="P99"><text:span text:style-name="T240">Tekniska fel</text:span></text:p>
      <text:p text:style-name="P100"><text:span text:style-name="T241">Hårddisk kraschar, program strular och liknande</text:span></text:p>
      <text:p text:style-name="P100"><text:span text:style-name="T241">Sannolikhet: 8%</text:span></text:p>
      <text:p text:style-name="P100"><text:span text:style-name="T241">Konsekvens:<text:s text:c="2"/>Arbete går till spillo</text:span></text:p>
      <text:p text:style-name="P100"><text:span text:style-name="T241">Handlingsplan:<text:s text:c="2"/>Spara arbete på github regelbundet.</text:span></text:p>
      <text:p text:style-name="P100"><text:span text:style-name="T242"/></text:p>
      <text:p text:style-name="P100"><text:span text:style-name="T242">Ont om Tid</text:span></text:p>
      <text:p text:style-name="P100"><text:span text:style-name="T243">Det kan hända att våra andra ämne står i vägen, antningen något tentam eller andra uppgifter som vi behöver göra.</text:span></text:p>
      <text:p text:style-name="P100"><text:span text:style-name="T243">Sannolikhet: 25%</text:span></text:p>
      <text:p text:style-name="P100"><text:span text:style-name="T243">Konsekvens: Mindre tid att lägga under den perioden.</text:span></text:p>
      <text:p text:style-name="P100"><text:span text:style-name="T243"/></text:p>
      <text:p text:style-name="P100"><text:span text:style-name="T2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